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7457a" officeooo:paragraph-rsid="0055b7ca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fo:font-weight="normal" officeooo:rsid="0040d453" officeooo:paragraph-rsid="0055b7ca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047457a" officeooo:paragraph-rsid="0055b7ca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fo:font-weight="bold" officeooo:rsid="00541d22" officeooo:paragraph-rsid="00541d2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5b7ca" officeooo:paragraph-rsid="0055b7c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ca2af" officeooo:paragraph-rsid="004ddfc1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ea0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4a64bb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34af69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55ea04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1e03e6a" officeooo:paragraph-rsid="004a64bb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2pt" officeooo:rsid="0047457a" officeooo:paragraph-rsid="0055b7ca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40d453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055ea04" officeooo:paragraph-rsid="0055ea04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2pt" fo:font-style="normal" officeooo:rsid="01e03e6a" officeooo:paragraph-rsid="0055ea04" style:font-size-asian="12pt" style:font-style-asian="normal" style:font-size-complex="12pt" style:font-style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ddfc1"/>
    </style:style>
    <style:style style:name="T2" style:family="text">
      <style:text-properties officeooo:rsid="00541d22"/>
    </style:style>
    <style:style style:name="T3" style:family="text">
      <style:text-properties officeooo:rsid="00440516"/>
    </style:style>
    <style:style style:name="T4" style:family="text">
      <style:text-properties officeooo:rsid="0022d049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4c98f8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0d453" style:font-weight-asian="normal" style:font-weight-complex="normal"/>
    </style:style>
    <style:style style:name="T11" style:family="text">
      <style:text-properties fo:font-weight="normal" officeooo:rsid="0055b7ca" style:font-weight-asian="normal" style:font-weight-complex="normal"/>
    </style:style>
    <style:style style:name="T12" style:family="text">
      <style:text-properties officeooo:rsid="0040d453"/>
    </style:style>
    <style:style style:name="T13" style:family="text">
      <style:text-properties officeooo:rsid="0055b7ca"/>
    </style:style>
    <style:style style:name="T14" style:family="text">
      <style:text-properties style:font-name="Courier New"/>
    </style:style>
    <style:style style:name="T15" style:family="text">
      <style:text-properties style:font-name="Courier New" officeooo:rsid="0040d453"/>
    </style:style>
    <style:style style:name="T16" style:family="text">
      <style:text-properties style:font-name="Courier New" officeooo:rsid="0055ea04"/>
    </style:style>
    <style:style style:name="T17" style:family="text">
      <style:text-properties officeooo:rsid="0056f217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1</text:p>
      <text:p text:style-name="P8"/>
      <text:p text:style-name="P16">01 fibonacci(5)</text:p>
      <text:p text:style-name="P6"><text:s text:c="3"/>01 f<text:span text:style-name="T10">ibonacci(</text:span><text:span text:style-name="T11">4)</text:span></text:p>
      <text:p text:style-name="P6"><text:s text:c="6"/>01 f<text:span text:style-name="T10">ibonacci(</text:span><text:span text:style-name="T11">3</text:span><text:span text:style-name="T9">)</text:span></text:p>
      <text:p text:style-name="P6"><text:s text:c="9"/>01 f<text:span text:style-name="T10">ibonacci(</text:span><text:span text:style-name="T11">2)</text:span></text:p>
      <text:p text:style-name="P5"><text:s text:c="12"/><text:span text:style-name="T13">03 return 1</text:span></text:p>
      <text:p text:style-name="P6"><text:span text:style-name="T10"><text:s text:c="9"/></text:span><text:span text:style-name="T9">01 </text:span><text:span text:style-name="T10">fibonacci(</text:span><text:span text:style-name="T11">1</text:span><text:span text:style-name="T10">)</text:span></text:p>
      <text:p text:style-name="P5"><text:s text:c="12"/><text:span text:style-name="T13">03 return 1</text:span></text:p>
      <text:p text:style-name="P4"><text:span text:style-name="T12"><text:s text:c="9"/></text:span>04 return <text:span text:style-name="T13">2</text:span></text:p>
      <text:p text:style-name="P6"><text:span text:style-name="T10"><text:s text:c="6"/></text:span><text:span text:style-name="T9">01 </text:span><text:span text:style-name="T10">fibonacci(</text:span><text:span text:style-name="T11">2</text:span><text:span text:style-name="T10">)</text:span></text:p>
      <text:p text:style-name="P5"><text:s text:c="9"/><text:span text:style-name="T13">03 return 1</text:span></text:p>
      <text:p text:style-name="P4"><text:span text:style-name="T12"><text:s text:c="6"/></text:span>04 return <text:span text:style-name="T13">3</text:span></text:p>
      <text:p text:style-name="P6"><text:span text:style-name="T10"><text:s text:c="3"/></text:span><text:span text:style-name="T9">01 </text:span><text:span text:style-name="T10">fibonacci(</text:span><text:span text:style-name="T11">3</text:span><text:span text:style-name="T10">)</text:span></text:p>
      <text:p text:style-name="P6"><text:s text:c="9"/>01 f<text:span text:style-name="T10">ibonacci(</text:span><text:span text:style-name="T11">2)</text:span></text:p>
      <text:p text:style-name="P5"><text:s text:c="12"/><text:span text:style-name="T13">03 return 1</text:span></text:p>
      <text:p text:style-name="P6"><text:span text:style-name="T10"><text:s text:c="9"/></text:span><text:span text:style-name="T9">01 </text:span><text:span text:style-name="T10">fibonacci(</text:span><text:span text:style-name="T11">1</text:span><text:span text:style-name="T10">)</text:span></text:p>
      <text:p text:style-name="P5"><text:s text:c="12"/><text:span text:style-name="T13">03 return 1</text:span></text:p>
      <text:p text:style-name="P4"><text:span text:style-name="T12"><text:s text:c="9"/></text:span>04 return <text:span text:style-name="T13">2</text:span></text:p>
      <text:p text:style-name="P4"><text:span text:style-name="T12"><text:s text:c="3"/></text:span>04 return <text:span text:style-name="T13">5</text:span></text:p>
      <text:p text:style-name="P8"/>
      <text:p text:style-name="P9">a erhält den Wert 5.</text:p>
      <text:p text:style-name="P8"/>
      <text:p text:style-name="P7">Aufgabe 2</text:p>
      <text:p text:style-name="P10"/>
      <text:p text:style-name="P13"><text:span text:style-name="T15">b1 = suche("Kandinsky", wurzel); <text:s text:c="4"/></text:span><text:span text:style-name="T16">b1 erhält den Wert true</text:span></text:p>
      <text:p text:style-name="P17"/>
      <text:p text:style-name="P14"><text:span text:style-name="T15">0</text:span><text:span text:style-name="T14">1 suche(), knoten → Matisse</text:span></text:p>
      <text:p text:style-name="P18"><text:s text:c="3"/>14 suche(), knoten → Cézanne</text:p>
      <text:p text:style-name="P18"><text:s text:c="6"/>18 suche(), knoten → Marc</text:p>
      <text:p text:style-name="P18"><text:s text:c="9"/>14 suche(), knoten → Gauguin</text:p>
      <text:p text:style-name="P18"><text:s text:c="12"/>18 suche(), knoten → Kandinsky</text:p>
      <text:p text:style-name="P18"><text:s text:c="15"/>10 return true</text:p>
      <text:p text:style-name="P18"><text:s text:c="12"/>1<text:span text:style-name="T17">8</text:span> return true</text:p>
      <text:p text:style-name="P18"><text:s text:c="9"/>1<text:span text:style-name="T17">4</text:span> return true</text:p>
      <text:p text:style-name="P18"><text:s text:c="6"/>1<text:span text:style-name="T17">8</text:span> return true</text:p>
      <text:p text:style-name="P18"><text:s text:c="3"/>1<text:span text:style-name="T17">4</text:span> return true</text:p>
      <text:p text:style-name="P19"/>
      <text:p text:style-name="P13"><text:span text:style-name="T15">b</text:span><text:span text:style-name="T16">2</text:span><text:span text:style-name="T15"> = suche("</text:span><text:span text:style-name="T16">Warhol</text:span><text:span text:style-name="T15">", wurzel); <text:s text:c="7"/></text:span><text:span text:style-name="T16">b2 erhält den Wert false</text:span></text:p>
      <text:p text:style-name="P17"/>
      <text:p text:style-name="P14"><text:span text:style-name="T15">0</text:span><text:span text:style-name="T14">1 suche(), knoten → Matisse</text:span></text:p>
      <text:p text:style-name="P18"><text:s text:c="3"/>18 suche(), knoten → Renoir</text:p>
      <text:p text:style-name="P18"><text:s text:c="6"/>18 suche(), knoten → Van Gogh</text:p>
      <text:p text:style-name="P18"><text:s text:c="9"/>18 suche(), knoten leer</text:p>
      <text:p text:style-name="P18"><text:s text:c="12"/>0<text:span text:style-name="T17">5</text:span> return false</text:p>
      <text:p text:style-name="P18"><text:s text:c="9"/><text:span text:style-name="T17">18</text:span> return false</text:p>
      <text:p text:style-name="P18"><text:s text:c="6"/><text:span text:style-name="T17">18</text:span> return false</text:p>
      <text:p text:style-name="P18"><text:s text:c="3"/>1<text:span text:style-name="T17">8</text:span> return false</text:p>
      <text:p text:style-name="P11"/>
      <text:p text:style-name="P12"/>
      <text:p text:style-name="P12"><draw:frame text:anchor-type="paragraph" draw:z-index="0" draw:name="Form1" draw:style-name="gr1" draw:text-style-name="P20" svg:width="1.795cm" svg:height="0.63cm" svg:x="15.192cm" svg:y="0.318cm"><draw:image xlink:href="Pictures/10000000000000580000001F196641809BB809C4.png" xlink:type="simple" xlink:show="embed" xlink:actuate="onLoad" loext:mime-type="image/png"><text:p/></draw:image></draw:frame></text:p>
      <text:p text:style-name="P15"><text:span text:style-name="T5">Autor: </text:span><text:span text:style-name="T6">Christian Pothmann – </text:span><text:a xlink:type="simple" xlink:href="https://cpothmann.de/" text:style-name="Internet_20_link" text:visited-style-name="Visited_20_Internet_20_Link"><text:span text:style-name="T6">c</text:span></text:a><text:a xlink:type="simple" xlink:href="https://cpothmann.de/" text:style-name="Internet_20_link" text:visited-style-name="Visited_20_Internet_20_Link"><text:span text:style-name="T7">pothmann.de</text:span></text:a><text:span text:style-name="T7">, f</text:span><text:span text:style-name="T6">reigegeben unter </text:span><text:a xlink:type="simple" xlink:href="https://creativecommons.org/licenses/by-nc-sa/4.0/" text:style-name="Internet_20_link" text:visited-style-name="Visited_20_Internet_20_Link"><text:span text:style-name="T6">CC BY-NC-SA 4.0</text:span></text:a><text:span text:style-name="T6">, </text:span><text:span text:style-name="T8">Jun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Linienspitzen_20_1" draw:display-name="Linienspitzen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4ddfc1"/>
    </style:style>
    <style:style style:name="MT2" style:family="text">
      <style:text-properties officeooo:rsid="00541d22"/>
    </style:style>
    <style:style style:name="MT3" style:family="text">
      <style:text-properties officeooo:rsid="00440516"/>
    </style:style>
    <style:style style:name="MT4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Traversieren</text:span> <text:span text:style-name="MT2">Reihenfolgen </text:span>– <text:span text:style-name="MT3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4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3T17:45:47.290000000</dc:date>
    <meta:editing-duration>PT16H46M48S</meta:editing-duration>
    <meta:editing-cycles>65</meta:editing-cycles>
    <meta:generator>LibreOffice/6.2.5.2$Windows_X86_64 LibreOffice_project/1ec314fa52f458adc18c4f025c545a4e8b22c159</meta:generator>
    <meta:document-statistic meta:table-count="1" meta:image-count="0" meta:object-count="0" meta:page-count="1" meta:paragraph-count="44" meta:word-count="161" meta:character-count="1167" meta:non-whitespace-character-count="776"/>
  </office:meta>
</office:document-meta>
</file>